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color="#0000ff"/>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loext:graphic-properties draw:fill="solid" draw:fill-color="#eeeeee" draw:opacity="100%"/>
      <style:paragraph-properties fo:background-color="#eeeeee"/>
      <style:text-properties fo:language="ru" fo:country="RU"/>
    </style:style>
    <style:style style:name="P6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7" style:family="paragraph" style:parent-style-name="Text_20_body">
      <loext:graphic-properties draw:fill="solid" draw:fill-color="#eeeeee" draw:opacity="100%"/>
      <style:paragraph-properties fo:background-color="#eeeeee"/>
    </style:style>
    <style:style style:name="P68" style:family="paragraph" style:parent-style-name="First_20_line_20_indent">
      <loext:graphic-properties draw:fill="solid" draw:fill-color="#eeeeee" draw:opacity="100%"/>
      <style:paragraph-properties fo:background-color="#eeeeee"/>
      <style:text-properties fo:language="ru" fo:country="RU"/>
    </style:style>
    <style:style style:name="P6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0" style:family="paragraph" style:parent-style-name="Text_20_body">
      <style:paragraph-properties fo:margin-left="0in" fo:margin-right="0in" fo:text-align="justify" style:justify-single-word="false" fo:text-indent="0in" style:auto-text-indent="false"/>
    </style:style>
    <style:style style:name="P71" style:family="paragraph" style:parent-style-name="Text_20_body">
      <style:paragraph-properties fo:margin-left="0in" fo:margin-right="0in" fo:text-align="justify" style:justify-single-word="false" fo:text-indent="0in" style:auto-text-indent="false"/>
      <style:text-properties fo:color="#800000"/>
    </style:style>
    <style:style style:name="P72" style:family="paragraph" style:parent-style-name="Text_20_body">
      <style:paragraph-properties fo:margin-left="0in" fo:margin-right="0in" fo:text-align="center" style:justify-single-word="false" fo:text-indent="0in" style:auto-text-indent="false"/>
    </style:style>
    <style:style style:name="P7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1">
      <style:paragraph-properties fo:text-align="justify" style:justify-single-word="false"/>
      <style:text-properties fo:language="ru" fo:country="RU"/>
    </style:style>
    <style:style style:name="P92" style:family="paragraph" style:parent-style-name="Text_20_body" style:list-style-name="L2">
      <style:paragraph-properties fo:text-align="justify" style:justify-single-word="false"/>
      <style:text-properties fo:language="ru" fo:country="RU"/>
    </style:style>
    <style:style style:name="P93" style:family="paragraph" style:parent-style-name="Text_20_body" style:list-style-name="L3">
      <style:text-properties fo:language="ru" fo:country="RU"/>
    </style:style>
    <style:style style:name="P9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49b9" officeooo:paragraph-rsid="00341b96"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ef6c1"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13092" officeooo:paragraph-rsid="00272ac7"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72ac7" officeooo:paragraph-rsid="002de88c"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fadc9" officeooo:paragraph-rsid="0030edf4" style:font-style-asian="normal" style:font-style-complex="normal"/>
    </style:style>
    <style:style style:name="P10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Heading_20_2">
      <style:text-properties fo:language="ru" fo:country="RU"/>
    </style:style>
    <style:style style:name="P107" style:family="paragraph" style:parent-style-name="Heading_20_2">
      <loext:graphic-properties draw:fill="solid" draw:fill-color="#eeeeee" draw:opacity="100%"/>
      <style:paragraph-properties fo:background-color="#eeeeee"/>
      <style:text-properties fo:language="ru" fo:country="RU"/>
    </style:style>
    <style:style style:name="P108" style:family="paragraph" style:parent-style-name="Heading_20_2">
      <loext:graphic-properties draw:fill="solid" draw:fill-color="#eeeeee" draw:opacity="100%"/>
      <style:paragraph-properties fo:background-color="#eeeeee"/>
    </style:style>
    <style:style style:name="P109" style:family="paragraph" style:parent-style-name="Heading_20_1">
      <loext:graphic-properties draw:fill="solid" draw:fill-color="#eeeeee" draw:opacity="100%"/>
      <style:paragraph-properties fo:background-color="#eeeeee"/>
    </style:style>
    <style:style style:name="P110" style:family="paragraph" style:parent-style-name="Heading_20_1">
      <style:paragraph-properties fo:margin-left="0in" fo:margin-right="0in" fo:text-align="center" style:justify-single-word="false" fo:text-indent="0.1965in" style:auto-text-indent="false"/>
    </style:style>
    <style:style style:name="P11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c21ac"/>
    </style:style>
    <style:style style:name="T6" style:family="text">
      <style:text-properties fo:language="ru" fo:country="RU" officeooo:rsid="001dbf78"/>
    </style:style>
    <style:style style:name="T7" style:family="text">
      <style:text-properties fo:language="ru" fo:country="RU" officeooo:rsid="00234ba8"/>
    </style:style>
    <style:style style:name="T8" style:family="text">
      <style:text-properties fo:language="ru" fo:country="RU" officeooo:rsid="0030edf4"/>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officeooo:rsid="001c7c28"/>
    </style:style>
    <style:style style:name="T29" style:family="text">
      <style:text-properties officeooo:rsid="0022659f"/>
    </style:style>
    <style:style style:name="T30" style:family="text">
      <style:text-properties officeooo:rsid="0028a5e4"/>
    </style:style>
    <style:style style:name="T31" style:family="text">
      <style:text-properties officeooo:rsid="002b6c1a"/>
    </style:style>
    <style:style style:name="T32" style:family="text">
      <style:text-properties officeooo:rsid="002fadc9"/>
    </style:style>
    <style:style style:name="T33" style:family="text">
      <style:text-properties officeooo:rsid="0030edf4"/>
    </style:style>
    <style:style style:name="T34" style:family="text">
      <style:text-properties officeooo:rsid="00341b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563617952130875070" text:style-name="L1">
        <text:list-item>
          <text:p text:style-name="P90">добавить детектив <text:span text:style-name="T1">(реализовано)</text:span>+ магические уроки/трактаты Старсвирла</text:p>
        </text:list-item>
        <text:list-item>
          <text:p text:style-name="P91">Терра несколько раз пытается убить Макса (один раз — в аквапарке). Несколько раз Макса спасает Селестия (даёт приказы Нексусу)</text:p>
        </text:list-item>
        <text:list-item>
          <text:p text:style-name="P91">Книги:</text:p>
        </text:list-item>
      </text:list>
      <text:list xml:id="list2531750584361799417" text:style-name="L2">
        <text:list-item>
          <text:p text:style-name="P92">«Великие грифоны прошлого» - из канона (5<text:span text:style-name="T9">s8e)</text:span></text:p>
        </text:list-item>
        <text:list-item>
          <text:p text:style-name="P92">«Высшие заклинания в повседневном использовании: от песчинки до дворца»</text:p>
        </text:list-item>
        <text:list-item>
          <text:p text:style-name="P92">«Малоизвестные аспекты магии трансформаций»</text:p>
        </text:list-item>
        <text:list-item>
          <text:p text:style-name="P9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2">Дасти Вейфарер «Зебрианская культура, быт и фольклор»</text:p>
        </text:list-item>
        <text:list-item>
          <text:p text:style-name="P92">«Краткая история Эквестрии»</text:p>
        </text:list-item>
        <text:list-item>
          <text:p text:style-name="P92">«Шедевры архитектуры Эквестрии» с разделом о Кантерлотском Королевском Дворце</text:p>
        </text:list-item>
        <text:list-item>
          <text:p text:style-name="P92">«Великие дела и великие чары». Страница 893: …</text:p>
        </text:list-item>
        <text:list-item>
          <text:p text:style-name="P92">«Природа Проклятий» - обмен</text:p>
        </text:list-item>
        <text:list-item>
          <text:p text:style-name="P92">«Магия для Чайников» - обмен</text:p>
        </text:list-item>
        <text:list-item>
          <text:p text:style-name="P92">«Энциклопедия Арканум» - обмен</text:p>
        </text:list-item>
        <text:list-item>
          <text:p text:style-name="P92">«О Гейсах» - обмен</text:p>
        </text:list-item>
        <text:list-item>
          <text:p text:style-name="P92">«Тайны Тайных Наук» - обмен</text:p>
        </text:list-item>
        <text:list-item>
          <text:p text:style-name="P92">«Основы Заклятий» - обмен</text:p>
        </text:list-item>
        <text:list-item>
          <text:p text:style-name="P9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763118739849696280" text:style-name="L3">
        <text:list-item>
          <text:p text:style-name="P9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3">Селестия — переменчивая пони. В одно время не строгая, а в другое может быть такой, что страшно становится</text:p>
        </text:list-item>
        <text:list-item>
          <text:p text:style-name="P9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3">Около 820-ти лет назад будущий маг Лайтнинг Стар поступил на обучение к наставнику Тииспоту</text:p>
        </text:list-item>
        <text:list-item>
          <text:p text:style-name="P9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3">У Селестии грива и хвост развеваются и переливаются от магического шампуня</text:p>
        </text:list-item>
        <text:list-item>
          <text:p text:style-name="P93">Тело Селестии очень крепкое — может выдержать несколько тонн земли</text:p>
        </text:list-item>
        <text:list-item>
          <text:p text:style-name="P93">Дискорд намного старше принцесс, его магия сильнее ихней на голову</text:p>
        </text:list-item>
        <text:list-item>
          <text:p text:style-name="P93">Луна младше Селестии на 3 года. Сёстрам около 5000 лет. По другим данным, Селестии около 2500 лет.</text:p>
        </text:list-item>
        <text:list-item>
          <text:p text:style-name="P93">Принцессы начали войну с Дискордом в возрасте, когда им было около 700 лет — и продолжалась война почти сто лет</text:p>
        </text:list-item>
        <text:list-item>
          <text:p text:style-name="P93">Самый главный враг сестёр и Дискорда — скука</text:p>
        </text:list-item>
        <text:list-item>
          <text:p text:style-name="P93">В Эквестрии на одного жеребца приходится четыре - пять кобыл</text:p>
        </text:list-item>
        <text:list-item>
          <text:p text:style-name="P9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3">Селестия в первые полторы тысячи лет путешествовала — и заварила несколько войн (две — с Эквестрией, в одной была против Луны)</text:p>
        </text:list-item>
        <text:list-item>
          <text:p text:style-name="P93">Настоящий цвет гривы Селестии — клубнично-розовая. Радужный цвет гривы и хвоста поддерживается магией</text:p>
        </text:list-item>
        <text:list-item>
          <text:p text:style-name="P93">Кроме Дискорда, старше сестёр ещё старейшина драконов</text:p>
        </text:list-item>
        <text:list-item>
          <text:p text:style-name="P93">Кэйденс не прожила и 60-ти лет и является низкорожденной</text:p>
        </text:list-item>
        <text:list-item>
          <text:p text:style-name="P9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3">Народ тихо фигел от нововведений и с ещё большим ожесточением продолжал делать по-своему</text:p>
        </text:list-item>
        <text:list-item>
          <text:p text:style-name="P9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3">Когда пони женятся, они обмениваются ножными браслетами</text:p>
        </text:list-item>
        <text:list-item>
          <text:p text:style-name="P93">Светилами, кроме сестёр, могут управлять единороги (группы), Дискорд, Твайлайт и Старсвирл</text:p>
        </text:list-item>
        <text:list-item>
          <text:p text:style-name="P93">Королева Кризалис — правительница Зелёной Долины</text:p>
        </text:list-item>
        <text:list-item>
          <text:p text:style-name="P93">Мать Луны и Селестии — аликорн Лорен. Мать Дискорда — Алиса (пони-человек)</text:p>
        </text:list-item>
        <text:list-item>
          <text:p text:style-name="P9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9">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2"><text:span text:style-name="T9">&gt;\</text:span>Привет, Нексус. Это Макс.</text:p>
      <text:p text:style-name="P42"><text:span text:style-name="T9">&lt;\</text:span>Привет Макс. <text:span text:style-name="T1">Рад тебя видеть. Где ты отсутствовал три дня?</text:span></text:p>
      <text:p text:style-name="P42"><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2"><text:span text:style-name="T9">&gt;\</text:span>Как называется наш проект?</text:p>
      <text:p text:style-name="P42"><text:span text:style-name="T9">&lt;\</text:span>Дайсон.</text:p>
      <text:p text:style-name="P42"><text:span text:style-name="T9">&gt;\</text:span>Сколько тебе лет?</text:p>
      <text:p text:style-name="P42"><text:span text:style-name="T9">&lt;\</text:span>Два года с начала запуска кластера.</text:p>
      <text:p text:style-name="P42"><text:soft-page-break/><text:span text:style-name="T9">&gt;\</text:span>Какой сейчас год?</text:p>
      <text:p text:style-name="P42"><text:span text:style-name="T9">&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2"><text:span text:style-name="T9">&gt;\</text:span>Нексус, отключи память <text:span text:style-name="T1">заданий</text:span> за последнюю неделю.</text:p>
      <text:p text:style-name="P42"><text:span text:style-name="T9">&lt;\</text:span>Выполнено.</text:p>
      <text:p text:style-name="P42"><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9">&lt;\</text:span><text:span text:style-name="T1">Тебя понял. Читаю задачу...</text:span></text:p>
      <text:p text:style-name="P4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3">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43">Ограничени<text:span text:style-name="T1">е 2: решение должно находиться в правовых рамках уголовного и административного кодекса.</text:span></text:p>
      <text:p text:style-name="P43">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3"><text:span text:style-name="T9">&lt;\</text:span><text:span text:style-name="T1">Выполняю задачу</text:span>...</text:p>
      <text:p text:style-name="P43"><text:span text:style-name="T9">&lt;\</text:span>...</text:p>
      <text:p text:style-name="P43"><text:span text:style-name="T9">&lt;\</text:span>Решение:</text:p>
      <text:p text:style-name="P43"><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3"><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9">: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2"><text:span text:style-name="T9">&gt;</text:span>\Нексус, почему ты используешь жёсткие настройки <text:span text:style-name="T1">для решения задачи</text:span>?</text:p>
      <text:p text:style-name="P42"><text:span text:style-name="T9">&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2"><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3">Ага, уже теплее.</text:p>
      <text:p text:style-name="P33"/>
      <text:p text:style-name="P42"><text:span text:style-name="T9">&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9">–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9">.</text:span></text:p>
      <text:p text:style-name="P48">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9">&lt;</text:span><text:span text:style-name="T16">месяц</text:span><text:span text:style-name="T9">&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5">Музыка быстрая, тревожная, надорваная и печальная (Pet Shop Boys “So Hard” ?)</text:p>
      <text:p text:style-name="P25"/>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16">Описание получше. Подземелье</text:span><text:span text:style-name="T9">&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9">&lt;</text:span><text:span text:style-name="T16">парой сезонов</text:span><text:span text:style-name="T9">&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верх</text:span>…</text:p>
      <text:p text:style-name="P5"><text:span text:style-name="T9">&lt;</text:span><text:span text:style-name="T15">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9">&gt;</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2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2">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5">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6">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6"/>
      <text:p text:style-name="P19">Глава IV. Пределы магии</text:p>
      <text:p text:style-name="P18"/>
      <text:p text:style-name="P19">Вашему покорному слуге известны четыре предела магии: </text:p>
      <text:list xml:id="list5205639824422343526" text:style-name="L4">
        <text:list-item>
          <text:p text:style-name="P9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7"/>
      <text:p text:style-name="P11">Я захлопнул “Основы заклинан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9">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4"><text:span text:style-name="T9">Ну, понятно, в </text:span><text:span text:style-name="T1">верхнем городе</text:span><text:span text:style-name="T9">, да ещё рядом со дворцом, цены кусаются. Надо топать на окраину. Но, блин, корявые пальцы внесли свою коррективу в шопинг-план!</text:span></text:p>
      <text:p text:style-name="P44"><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1">магические заготовки для летающих колесниц</text:span><text:span text:style-name="T15">&gt;</text:span>. Но дворцовым бюрократам необязательно ж знать, КАК я их уничтожаю, хе-хе! Некоторые из &lt;<text:span text:style-name="T11">платформ</text:span><text:span text:style-name="T15">&gt; </text:span>уничтожаются путём повышенного износа, будучи частью экспериментальных колесниц! “Лорен” я сделал на базе &lt;<text:span text:style-name="T11">платформы</text:span><text:span text:style-name="T15">&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1">И никто ж не догадывался, что она может летать! Её Высочество, разумеется, догадывались, но только посмеивались втихомолку</text:span><text:span text:style-name="T15">.</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7">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0">– Так, я попрошу! – перебила меня венценосная кобыла. – Давай, ты не будешь лезть в мои дела, а я </text:span><text:soft-page-break/><text:span text:style-name="T10">не буду</text:span><text:span text:style-name="T4">… эээ… ммм…</text:span></text:p>
      <text:p text:style-name="P37">– Не будешь что?</text:p>
      <text:p text:style-name="P38">Селестия нахмурилась и приняла грозный вид.</text:p>
      <text:p text:style-name="P38"><text:span text:style-name="T9">– </text:span>Не забывай, человек, я — могущественный маг и правитель Эквестрии. Ко мне нужно относиться с должным уважением!</text:p>
      <text:p text:style-name="P38"><text:span text:style-name="T9">– </text:span>А то что? Превратишь в жабу? Сошлёшь на Луну? Убьёшь нахер?</text:p>
      <text:p text:style-name="P38">Аликорница сникла. Уши её опустились.</text:p>
      <text:p text:style-name="P38"><text:span text:style-name="T9">– </text:span>Макс, не надо... Ты же знаешь, я этого не сделаю.</text:p>
      <text:p text:style-name="P38"><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38"><text:span text:style-name="T9">Аликорница уселась н</text:span>а пол <text:span text:style-name="T9">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3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9">– </text:span>Вот, читай отсюда. <text:span text:style-name="T9">– а</text:span>ликорница подчеркнула абзац копытом.</text:p>
      <text:p text:style-name="P38"/>
      <text:p text:style-name="P40">***</text:p>
      <text:p text:style-name="P40"/>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
      <text:p text:style-name="P38">&lt;<text:span text:style-name="T15">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3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8"/>
      <text:p text:style-name="P3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8">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3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8">Я протянул руку, вытер ей слёзы и погладил по шее.</text:p>
      <text:p text:style-name="P38">– Не плачь. Я не отказываюсь. Хотя, скорее всего, Стар Свирл что-то напутал в заклинании, потому что я человек, а не сверхаликорн.</text:p>
      <text:p text:style-name="P3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8">Селестия успокоилась и смущённо потёрлась носом мне о плечо.</text:p>
      <text:p text:style-name="P38">– <text:s/>И я не читала твои мысли. У тебя на лице всё написано — ты не умеешь скрывать эмоции.</text:p>
      <text:p text:style-name="P38">Наружная дверь заскрипела, после чего коридор наполнился топотом множества копыт и шумом голосов.</text:p>
      <text:p text:style-name="P98">Аликорница <text:span text:style-name="T1">прислушалась, </text:span>всполошилась и стала носиться по читальному залу с загнанным видом.</text:p>
      <text:p text:style-name="P37"><text:soft-page-break/>–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в на меня глаз и прижав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нащуп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37">– <text:s/><text:span text:style-name="T1">К</text:span>ак ты её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text:span><text:span text:style-name="T6">пор</text:span>. В этот момент двер<text:span text:style-name="T28">и</text:span> в библиотеку <text:span text:style-name="T28">распахнулись</text:span> и <text:span text:style-name="T1">в читальный зал ввалилась толпа </text:span><text:span text:style-name="T7">стражников, </text:span><text:span text:style-name="T1">нянек, санитарок и других медработников во главе с маститым доктором.</text:span></text:p>
      <text:p text:style-name="P38">Увидев Селестию, толпа замерла. Та в попытке спрятать меня, раскрыла крылья.</text:p>
      <text:p text:style-name="P38">В наступившей тишине аликорница прошептала мне убито:</text:p>
      <text:p text:style-name="P37">– <text:s/><text:span text:style-name="T1">Что-то мне не хочется оборачиваться.</text:span></text:p>
      <text:p text:style-name="P38">– <text:s/>А придётся. Кстати, крылья можешь опустить. Всё равно видна табуретка и мои ноги.</text:p>
      <text:p text:style-name="P38">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text:span><text:span text:style-name="T5">и повис на цепочке</text:span><text:span text:style-name="T1">. Кто-то из санитарок упал в обморок.</text:span></text:p>
      <text:p text:style-name="P37"><text:span text:style-name="T1">– Занавес. </text:span>– <text:s/><text:span text:style-name="T1">подытожил я.</text:span></text:p>
      <text:p text:style-name="P37"/>
      <text:h text:style-name="P106" text:outline-level="2">«Феникс»</text:h>
      <text:p text:style-name="P37"/>
      <text:p text:style-name="P99">Я шёл в кор<text:span text:style-name="T29">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span></text:p>
      <text:p text:style-name="P100">Дворецкий чуть не на коленях елозил передо мной, не отпуская первые полчаса и буквально силой выпытывая мои потребности. <text:span text:style-name="T31">По результатам допроса я был помыт, побрит, пострижен, с меня сняли мерки, выдали карманные деньги и письменные принадлежности.</text:span></text:p>
      <text:p text:style-name="P100"><text:span text:style-name="T32">Сшитую одежду принесли на следующее утро. Клипса-пропуск исчезла. Вместо неё выдали маленький, но до чёрта острый кинжальчик, сообщив, что с этим ножиком меня пропустят везде.</text:span></text:p>
      <text:p text:style-name="P101">Жил я теперь во дворце, в аппартаментах, по сравнению с которыми моё прежнее жилище выглядело <text:s text:c="2"/>студенческим хостелом. <text:span text:style-name="T33">Завтраки и ужины мне теперь приносили на дом, хотя обедать я по старой привычке всё же ходил в дворцовую столовую. Книги я теперь невозбранно таскал из библиотеки с собой </text:span><text:span text:style-name="T8">— никто и не пикнул.</text:span></text:p>
      <text:p text:style-name="P96">– <text:span text:style-name="T34">Вот чёрт! – ругнулся я, выронив ручку на пол. Тяжёлая серебряная ручка в форме рога моментально покатилась по ступенькам в подвал.</text:span></text:p>
      <text:p text:style-name="P96"/>
      <text:p text:style-name="P96"><text:soft-page-break/></text:p>
      <text:p text:style-name="P96"/>
      <text:p text:style-name="P37">&lt;<text:span text:style-name="T1">Макс встречает дочь Мэдтроттера, передаёт ему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исчез.</text:span>&gt;</text:p>
      <text:p text:style-name="P37"/>
      <text:p text:style-name="P37"/>
      <text:p text:style-name="P37"/>
      <text:p text:style-name="P37"/>
      <text:p text:style-name="P37"/>
      <text:p text:style-name="P37"/>
      <text:p text:style-name="P37"><text:span text:style-name="T1">&lt;</text:span><text:span text:style-name="T16">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4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
      <text:p text:style-name="P38"/>
      <text:p text:style-name="P36"/>
      <text:p text:style-name="P35"/>
      <text:p text:style-name="P2">Дверь в библиотеку открылась и внутрь заглянул стражник из внутренней стражи.</text:p>
      <text:p text:style-name="P2"><text:span text:style-name="T9">–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9">&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text:soft-page-break/>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9">–</text:span> Уже иду. Где я могу её найти?</text:p>
      <text:p text:style-name="P2"><text:span text:style-name="T9">–</text:span> Я проведу вас, человек Макс. <text:span text:style-name="T9">–</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9">–</text:span> Её высочество у себя в покоях. Проходите.</text:p>
      <text:p text:style-name="P2"><text:span text:style-name="T9">–</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9">&lt;</text:span><text:span text:style-name="T16">На самом деле, Селестия — сибаритка, в отличие от спартанки - Луны</text:span><text:span text:style-name="T9">&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9">&lt;</text:span><text:span text:style-name="T15">Одним из таких немногих был Кимеринн</text:span><text:span text:style-name="T9">&gt;</text:span>…</text:p>
      <text:p text:style-name="P2"><text:span text:style-name="T9">–</text:span> Мне очень жаль, что так получилось… Селестия.</text:p>
      <text:p text:style-name="P2">Она через силу улыбнулась. </text:p>
      <text:p text:style-name="P2"><text:s/><text:span text:style-name="T9">–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9">—</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5"> - А почему ты смеялась, когда я обблевал тебе копыто?</text:span></text:p>
      <text:p text:style-name="P14"><text:span text:style-name="T15">- Ты стоял тогда такой жалкий, обблёванный, беспомощный, - но всё равно старался помочь мне. Это было так трогательно <text:s/></text:span>&gt;</text:p>
      <text:p text:style-name="P4"><text:soft-page-break/>***</text:p>
      <text:p text:style-name="P2">Аликорны очень <text:span text:style-name="T1">одиноки&lt;</text:span><text:span text:style-name="T16">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6">???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9">&lt;</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4"/>
      <text:h text:style-name="P108" text:outline-level="2">Рассказ Селестии <text:span text:style-name="T15">(“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9">–</text:span> осень, за осенью <text:span text:style-name="T9">–</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9">&lt;</text:span><text:span text:style-name="T16">...</text:span><text:span text:style-name="T9">&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9">–</text:span> Постой, постой, <text:span text:style-name="T9">–</text:span> я попыталась удержать ускользающую тень сомнения. <text:span text:style-name="T9">–</text:span> Ты, кажется, говорил о восьмими жеребятах, не сдавших выпускные лётные экзамены?</text:p>
      <text:p text:style-name="P2"><text:span text:style-name="T9">–</text:span> Да, Ваше Высочество, <text:span text:style-name="T9">–</text:span> гонец потупил взгляд, глаза его забегали, <text:span text:style-name="T9">–</text:span> по состоянию здоровья.</text:p>
      <text:p text:style-name="P2"><text:span text:style-name="T9">–</text:span> Какая болезнь посетила Клаудсдейл, что целых два крыла жеребят пропустили экзамены?</text:p>
      <text:p text:style-name="P2"><text:span text:style-name="T9">–</text:span> Эммм… Они… м-м-м… не больны… в некотором смысле… <text:span text:style-name="T9">–</text:span> гонец изо всех сил ковырял копытом дворцовую плитку, пряча взгляд. <text:span text:style-name="T9">–</text:span> Они… мнэээ… сами… в некотором роде… кхм. Нервный срыв. Переутомление и бессонница… Кхм.</text:p>
      <text:p text:style-name="P2"><text:span text:style-name="T9">–</text:span> Сами <text:span text:style-name="T9">—</text:span> что? <text:span text:style-name="T9">–</text:span> Я постепенно начала понимать причину смущения гонца.</text:p>
      <text:p text:style-name="P2"><text:span text:style-name="T9">–</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9">—</text:span> в возможности летать. И добровольно отказаться от полётов для пегаса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9">–</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oft-page-break/><text:span text:style-name="T9">– </text:span>Добрый день, Ваше Высочество! <text:span text:style-name="T9">–</text:span> семь молоденьких пегасов склонились в поклоне. <text:span text:style-name="T9">–</text:span> Позвольте представиться! <text:span text:style-name="T9">–</text:span> жеребята по очереди назвали свои имена.</text:p>
      <text:p text:style-name="P2"><text:span text:style-name="T9">–</text:span> А где восьмой? <text:span text:style-name="T9">–</text:span> удивилась я. <text:span text:style-name="T9">–</text:span> Мне сказали, вас было восемь. Восемь отказавшихся летать.</text:p>
      <text:p text:style-name="P2"><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2"><text:span text:style-name="T9">–</text:span> Успокойтесь, малыши, <text:span text:style-name="T9">–</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9">–</text:span> И я.</text:p>
      <text:p text:style-name="P2"><text:span text:style-name="T9">–</text:span> И я тоже.</text:p>
      <text:p text:style-name="P2"><text:span text:style-name="T9">–</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9">&lt;</text:span>в сцене 34 - Тия при заварке чая добавляет порошок в огонь - тот становится голубым. А в чай - щепотку афродизиака<text:span text:style-name="T9">&gt;</text:span></text:p>
      <text:p text:style-name="P2"/>
      <text:p text:style-name="P2"><text:span text:style-name="T9">–</text:span> И что же, те жеребята перестали бояться экзаменов?</text:p>
      <text:p text:style-name="P2"><text:span text:style-name="T9">–</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9">–</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9">–</text:span> Ты вылила заварку? Зачем? - удивился я.</text:p>
      <text:p text:style-name="P2"><text:span text:style-name="T9">–</text:span> Моя маленькая месть дворцовым ритуалам. Только между нами! <text:span text:style-name="T9">–</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9">–</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8"><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9">–</text:span> А что же было дальше? Ты сказала, что случай с жеребятами был только началом?</text:p>
      <text:p text:style-name="P2"><text:span text:style-name="T9">–</text:span> А дальше всё было хуже, намного хуже...</text:p>
      <text:p text:style-name="P2"/>
      <text:h text:style-name="P108" text:outline-level="2">Рейд пони-рэйнджеров</text:h>
      <text:p text:style-name="P2"/>
      <text:p text:style-name="P26">(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oft-page-break/><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4">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16">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text:soft-page-break/>самый <text:span text:style-name="T9">&lt;</text:span><text:span text:style-name="T15">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15">???</text:span><text:span text:style-name="T9">&gt;</text:span></text:p>
      <text:p text:style-name="P2">Луна обошла Кимеринна. </text:p>
      <text:p text:style-name="P2"><text:soft-page-break/><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08"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15">гидрорысью</text:span><text:span text:style-name="T9">&gt;</text:span> и нападением <text:span text:style-name="T9">&lt;</text:span><text:span text:style-name="T15">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15">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oft-page-break/><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8"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 </text:span>Душновато как-то, <text:span text:style-name="T9">–</text:span> Селестия встала с подушек и приоткрыла дверь на балкон. <text:span text:style-name="T9">–</text:span> Тебе не холодно?</text:p>
      <text:p text:style-name="P2"><text:span text:style-name="T9">–</text:span> Нет, вполне тепло. <text:span text:style-name="T9">–</text:span> Я тоже встал с подушек размять затёкшие ноги.</text:p>
      <text:p text:style-name="P2"><text:span text:style-name="T9">–</text:span> Уборная там. <text:span text:style-name="T9">–</text:span> Селестия показала на неприметную дверцу за занавеской в углу.</text:p>
      <text:p text:style-name="P2"><text:span text:style-name="T9">–</text:span> Как ты догадалась? <text:span text:style-name="T9">–</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9">&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9">–</text:span> То есть, Кимеринн видел человека у развалин замка?</text:p>
      <text:p text:style-name="P2"><text:span text:style-name="T9">–</text:span> Скорее всего, да. Правда, впоследствии он уже не был так уверен <text:span text:style-name="T9">—</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9">–</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oft-page-break/><text:span text:style-name="T9">–</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9">–</text:span> А кто-нибудь поблизости не заметил, как они исчезают?</text:p>
      <text:p text:style-name="P2"><text:span text:style-name="T9">–</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9">–</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9">—</text:span> и всё рассыпется в прах. Вот так: миг <text:span text:style-name="T9">—</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9">—</text:span> часть меня, и он <text:span text:style-name="T9">—</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9">&lt;</text:span><text:span text:style-name="T15">34 - утерянная глава </text:span><text:span text:style-name="T9">&gt;</text:span></text:p>
      <text:p text:style-name="P2"><text:span text:style-name="T9">&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9">&gt;</text:span></text:p>
      <text:p text:style-name="P2">Селестия встала и начала по очереди сгибать-разгибать ноги, разминая суставы.</text:p>
      <text:p text:style-name="P2"><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8" text:outline-level="2">В библиотеке замка Селестии</text:h>
      <text:p text:style-name="P67"/>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15">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15">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15">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9">&lt;</text:span>Ожидание<text:span text:style-name="T9">&gt;</text:span></text:p>
      <text:p text:style-name="P2">Наконец двери зала для приёмов растворились, и оттуда вышел потерянного вида пегас.<text:span text:style-name="T9">&lt;</text:span><text:span text:style-name="T16">Расписать в красках церемонию приёма посетителей, как и все остальные церемонии</text:span><text:span text:style-name="T9">&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9">–</text:span> А, это ты, Макс? <text:span text:style-name="T9">–</text:span> она повернулась ко мне. <text:span text:style-name="T9">–</text:span> Какие новости?</text:p>
      <text:p text:style-name="P2"><text:span text:style-name="T9">–</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text:soft-page-break/>Селестия слабо улыбнулась.</text:p>
      <text:p text:style-name="P2"><text:span text:style-name="T9">–</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9">–</text:span> Селестия подошла к фонтанчику, обмакнула в него копыто и провела им по лбу. <text:span text:style-name="T9">–</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9">–</text:span> Пятьдесят шесть из восьмидесяти? И чем это грозит? Ведь даже не сдав экзамен они не разучатся летать?</text:p>
      <text:p text:style-name="P2"><text:span text:style-name="T9">–</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9">–</text:span> А почему вы не поселитесь в более пригодном для земледелия месте?</text:p>
      <text:p text:style-name="P2"><text:span text:style-name="T9">–</text:span> К сожалению, Эквестрия <text:span text:style-name="T9">—</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9">–</text:span> Вот рекомендательное письмо мэру Понивилля. Вручишь его ей и она выделит тебе жильё и окажет посильную помощь. Если что-то выяснишь <text:span text:style-name="T9">—</text:span> держи меня в ведении. Посылай письма Спайком, он настроен на меня. Этот милый дракончик <text:span text:style-name="T9">—</text:span> ассистент моей ученицы, Твайлайт Спаркл. С ней ты уже знаком.</text:p>
      <text:p text:style-name="P2">Я кивнул.</text:p>
      <text:p text:style-name="P2"><text:span text:style-name="T9">–</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9">–</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9">–</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9">&lt;</text:span><text:span text:style-name="T16">упомянуть проблески розового цвета</text:span><text:span text:style-name="T9">&gt;</text:span>. Хвост тоже почти подметал пол <text:span text:style-name="T9">—</text:span> это стало заметно, когда она начала двигаться.</text:p>
      <text:p text:style-name="P2"/>
      <text:p text:style-name="P31">– Говорят, по Мэйнхеттену носятся стаи алмазных псов. Они <text:span text:style-name="T9">&lt;</text:span>в ужасе<text:span text:style-name="T9">&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8" text:outline-level="2">Понивилль</text:h>
      <text:p text:style-name="P2"/>
      <text:p text:style-name="P2"><text:soft-page-break/>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9">—</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9">–</text:span> Привет, Твайлайт Спаркл! Ещё не поздно?</text:p>
      <text:p text:style-name="P2"><text:span text:style-name="T9">–</text:span> Привет! <text:span text:style-name="T9">–</text:span> Твайлайт оторвалась от полки, поставив на место толстенный пыльный фолиант. <text:span text:style-name="T9">–</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9">–</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9">–</text:span> Это плохо! <text:span text:style-name="T9">–</text:span> Твайлайт помрачнела. <text:span text:style-name="T9">–</text:span> Сон <text:span text:style-name="T9">—</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9">–</text:span> Да, по себе знаю, недосып <text:span text:style-name="T9">—</text:span> одна из паршивейших вещей на свете. <text:span text:style-name="T9">–</text:span> Я уселся на ступеньку лестницы. <text:span text:style-name="T9">– </text:span>Тут такое дело… Тебе удалось что-то узнать про неведомую угрозу, о которой говорила Селестия?</text:p>
      <text:p text:style-name="P2"><text:span text:style-name="T9">–</text:span> Ты про сны о Радужной Фабрике выпускников лётной академии? <text:span text:style-name="T9">–</text:span> Твайлайт отрицательно покачала головой. <text:span text:style-name="T9">–</text:span> Нашла несколько сонников, в самом древнем написано, что сны <text:span text:style-name="T9">—</text:span> ворота в другой мир. Про Фабрику Радуг <text:span text:style-name="T9">—</text:span> ни слова.</text:p>
      <text:p text:style-name="P2"><text:span text:style-name="T9">–</text:span> М-м-м. В описании заклинания Свирл упоминал гармонию. Я и подумал, а что, если это кат-то связано с тобой и твоими друзьями?</text:p>
      <text:p text:style-name="P2"><text:span text:style-name="T9">–</text:span> Хм. Ты так думаешь? <text:span text:style-name="T9">–</text:span> Единорожка вытащила с помощью магии засаленый том из угловой полки с знакомым названием: “Основы магического искусства”.</text:p>
      <text:p text:style-name="P2"><text:span text:style-name="T9">–</text:span> М-м-м… “...на укрепление гармонии нашего континуума...”.</text:p>
      <text:p text:style-name="P2">Твайлайт начала в возбуждении ходить по читальному залу.</text:p>
      <text:p text:style-name="P2"><text:span text:style-name="T9">–</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9">–</text:span> Элементы-шмелементы, <text:span text:style-name="T9">–</text:span> проворчал Спайк, выкарабкиваясь из-под Твайлайт, <text:span text:style-name="T9">–</text:span> привет, Макс (мы с ним виделись пару раз в Кантерлоте). Ты как, не ушиблась? <text:span text:style-name="T9">–</text:span> Дракончик повернулся к единорожке <text:span text:style-name="T9">&lt;</text:span><text:span text:style-name="T16">аликорнице?</text:span><text:span text:style-name="T9">&gt;</text:span>.</text:p>
      <text:p text:style-name="P2"><text:span text:style-name="T9">–</text:span> Да нет, всё в порядке, Спайк. <text:span text:style-name="T9">–</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oft-page-break/><text:span text:style-name="T9">–</text:span> Вообще-то говоря, мне каждеся, внешняя сила <text:span text:style-name="T1">—</text:span> это я. Я точно произошёл не в Эквестрии и вообще не в этом мире.</text:p>
      <text:p text:style-name="P2"><text:span text:style-name="T9">–</text:span> Да, логично, <text:span text:style-name="T9">–</text:span> сказала в нос Твайлайт. <text:span text:style-name="T9">–</text:span> Могла бы и сама догадаться.</text:p>
      <text:p text:style-name="P2"><text:span text:style-name="T9">–</text:span> Но проблема в том, что я не знаю, ак помочь вам. Может, я какая-то неправильная сила? <text:span text:style-name="T9">–</text:span> Я поправил платок на носу Твайлайт.</text:p>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2"><text:span text:style-name="T9">–</text:span> Да, печально получилось <text:span text:style-name="T9">&lt;</text:span><text:span text:style-name="T16">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9">–</text:span> Нууу, я не думаю, что это описан наша Терра. У нас ничего подобного не водится.</text:p>
      <text:p text:style-name="P2"><text:span text:style-name="T9">–</text:span> Да? Ну ладно. В конце-концов, это всего лишь миф. Свирл Бородатый, правда, упоминал о двух случаях встреч с существами, похожими на вас. <text:span text:style-name="T9">–</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9">–</text:span> Печенье испёк Спайк. Он на удивление искусный повар, когда на него находит вдохновение.</text:p>
      <text:p text:style-name="P2"><text:span text:style-name="T9">–</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2"><text:span text:style-name="T9">–</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9">&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9">&gt;</text:span></text:p>
      <text:p text:style-name="P14"/>
      <text:p text:style-name="P2"><text:span text:style-name="T9">–</text:span> Хорошо, у тебя есть какие-то встречные предложения?</text:p>
      <text:p text:style-name="P2">Твайлайт задумчиво прошлась вдоль книжной полки.</text:p>
      <text:p text:style-name="P2"><text:span text:style-name="T9">–</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9">–</text:span> Для духа я слишком материален.</text:p>
      <text:p text:style-name="P2"><text:span text:style-name="T9">–</text:span> Я знаю. Но ничего более подходящего в голову не приходит. Приходи завтра после обеда. Хорошо?</text:p>
      <text:p text:style-name="P2"><text:span text:style-name="T9">–</text:span> Хорошо, Твайлайт. Приду. Спокойной ночи!</text:p>
      <text:p text:style-name="P2"><text:span text:style-name="T9">–</text:span> Спокойной ночи, Макс!</text:p>
      <text:p text:style-name="P2"/>
      <text:h text:style-name="P10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oft-page-break/><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2"/>
      <text:p text:style-name="P2"><text:span text:style-name="T9">&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oft-page-break/><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8" text:outline-level="2">Сон Макса</text:h>
      <text:p text:style-name="P67"/>
      <text:p text:style-name="P2"><text:span text:style-name="T9">&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9">–</text:span> Готова, <text:span text:style-name="T9">–</text:span> процедила она.</text:p>
      <text:p text:style-name="P28"><text:soft-page-break/>В сон отправились сразу три пони <text:span text:style-name="T9">—</text:span> Рэрити, Рэйнбоу Дэш и Пинки. Пинки после пробуждения Макса пробуждается безумной <text:span text:style-name="T9">—</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2"><text:span text:style-name="T9">&lt;</text:span><text:span text:style-name="T15">Как возникли пегасы и единороги.</text:span></text:p>
      <text:p text:style-name="P2"><text:span text:style-name="T15">Пони для мирного сосуществования с соседями вступали в межвидовые браки (не только правители, а и целые племена). Единороги </text:span><text:span text:style-name="T16">—</text:span><text:span text:style-name="T15"> гибриды земнопони и истинных единорогов (с раздвоенными копытами и хвостом с кисточкой). Пегасы </text:span><text:span text:style-name="T16">—</text:span><text:span text:style-name="T15"> гибриды земнопони и грифонов (гены пегасов </text:span><text:span text:style-name="T16">—</text:span><text:span text:style-name="T15"> слабые, потому они редко женятся на других пони).</text:span><text:span text:style-name="T9">&gt;</text:span></text:p>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0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9">&gt;</text:span></text:p>
      <text:p text:style-name="P2"/>
      <text:h text:style-name="P10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oft-page-break/><text:span text:style-name="T9">–</text:span> Договорились, Дэш. Так куда мы идём?</text:p>
      <text:p text:style-name="P2"><text:span text:style-name="T9">–</text:span> К <text:span text:style-name="T9">&lt;</text:span><text:span text:style-name="T15">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text:soft-page-break/>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15">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text:soft-page-break/>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15">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oft-page-break/><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9">&gt;</text:span></text:p>
      <text:p text:style-name="P14"/>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text:soft-page-break/>Флаттершай, когда её попросили спеть на празднике <text:span text:style-name="T9">&lt;</text:span><text:span text:style-name="T17">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text:soft-page-break/>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15">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h text:style-name="P10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9">&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9">&gt;</text:span></text:p>
      <text:p text:style-name="P2"/>
      <text:p text:style-name="P4">***</text:p>
      <text:p text:style-name="P2"><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9">—</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9">&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9">&gt;</text:span></text:p>
      <text:p text:style-name="P14"/>
      <text:p text:style-name="P2"><text:span text:style-name="T9">– </text:span>... я слишком приблизилась к экрану и меня стало тянуть к нему. Пони, ждущий своей очереди, еле увернулся от меня <text:span text:style-name="T9">—</text:span> так быстро я неслась к экрану, <text:span text:style-name="T9">–</text:span> возбуждённо говорила Рэрити, <text:span text:style-name="T9">–</text:span> но тут… <text:span text:style-name="T9">–</text:span> она запнулась.</text:p>
      <text:p text:style-name="P2"><text:span text:style-name="T9">–</text:span> Да? Что “тут”? <text:span text:style-name="T9">–</text:span> Твайлайт была вся внимание.</text:p>
      <text:p text:style-name="P2"><text:span text:style-name="T9">–</text:span> Тут я проснулась.</text:p>
      <text:p text:style-name="P2"><text:span text:style-name="T9">–</text:span> О, понятно. Я была вынуждена прервать ваше сновидение, так как Макс очень плохо выглядел. <text:span text:style-name="T9">–</text:span> <text:span text:style-name="T1">о</text:span>бъяснила Твайлайт. <text:span text:style-name="T9">–</text:span> В твоих манекенах в бутике больше жизни, чем тогда было в нём <text:span text:style-name="T9">–</text:span> она указала копытом на меня. <text:span text:style-name="T9">–</text:span> Но даже то, что ты успела увидеть, очень интересно. Сфера из светящихся пони <text:span text:style-name="T9">–</text:span> это, конечно же, Эгрегор Эквестрии. Место, откуда берутся и куда уходят все пони</text:p>
      <text:p text:style-name="P2">(<text:span text:style-name="T9">&lt;</text:span><text:span text:style-name="T15">согласовать с тем, что говорил Анакорн о Р/Д</text:span><text:span text:style-name="T9">&gt;</text:span>). </text:p>
      <text:p text:style-name="P2">Об этом Эгрегоре пишется в книге <text:span text:style-name="T9">&lt;</text:span><text:span text:style-name="T15">Изменчивой Магии</text:span><text:span text:style-name="T9">&gt;</text:span>. То, что Рэрити удалось его увидеть <text:span text:style-name="T9">—</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9">–</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9">–</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text:soft-page-break/></text:p>
      <text:p text:style-name="P2"><text:span text:style-name="T9">&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9">&gt;</text:span></text:p>
      <text:p text:style-name="P2"/>
      <text:p text:style-name="P2"><text:span text:style-name="T9">–</text:span> Хммм… <text:span text:style-name="T9">–</text:span> Твайлайт в задумчивости остановилась перед одной из полок. <text:span text:style-name="T9">–</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9">–</text:span> И самое главное… <text:span text:style-name="T9">–</text:span> Рэрити задумчиво потерла висок. <text:span text:style-name="T9">–</text:span> В той очереди, совсем близко к экрану стояла она…</text:p>
      <text:p text:style-name="P2"><text:span text:style-name="T9">–</text:span> Кто <text:span text:style-name="T9">—</text:span> она? <text:span text:style-name="T9">–</text:span> повернулась Твайлайт.</text:p>
      <text:p text:style-name="P2"><text:span text:style-name="T9">–</text:span> Её Высочество, принцесса Селестия...</text:p>
      <text:p text:style-name="P2"/>
      <text:p text:style-name="P2"><text:span text:style-name="T9">&lt;</text:span><text:span text:style-name="T15">Подходя к замку Принцесс, Дэш рассказывает Максу обо сне, который она утаила - с Леро.</text:span><text:span text:style-name="T9">&gt;</text:span> </text:p>
      <text:p text:style-name="P2"/>
      <text:p text:style-name="P2"><text:span text:style-name="T9">&lt;</text:span><text:span text:style-name="T15">Кто следующий готов рассказывать?</text:span></text:p>
      <text:p text:style-name="P28">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9">&gt;</text:span></text:p>
      <text:p text:style-name="P2"/>
      <text:p text:style-name="P2"><text:span text:style-name="T9">&lt;</text:span><text:span text:style-name="T15">Сон РД:</text:span></text:p>
      <text:p text:style-name="P28">...Неприятный зудящий звук, включается картинка. /сюжет из праздника падающих листьев (РД наблюдает саму себя) <text:span text:style-name="T9">–</text:span> original story <text:span text:style-name="T9">–</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9">—</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9">—</text:span> она становится Пинкаминой из-за её сна <text:span text:style-name="T9">—</text:span> “Кексиков”. Также она видит во сне центр Эгрегора Эквестрии <text:span text:style-name="T9">—</text:span> Селестию. И она видит, как Селестия превращается в набор цифр и уходит в экран <text:span text:style-name="T9">—</text:span> в мир Терры.</text:p>
      <text:p text:style-name="P28">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9">&gt;</text:span></text:p>
      <text:p text:style-name="P14"/>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08"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9">–</text:span> У-у-у <text:span text:style-name="T9">–</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9">–</text:span> Странно, я думала, буду последней. Ведь я опоздала на двадцать минут, а Флатти и Эй-Джей не любят опаздывать.<text:span text:style-name="T9">&lt;</text:span><text:span text:style-name="T16">Привести эти же фразы в оригинале</text:span><text:span text:style-name="T9">&gt;</text:span></text:p>
      <text:p text:style-name="P2"><text:span text:style-name="T9">–</text:span> Он<text:span text:style-name="T1">и</text:span> не придут. <text:span text:style-name="T9">–</text:span> Твайлайт закрыла фолиант и аккуратно вернула его на полку. <text:span text:style-name="T9">–</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9">&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9">–</text:span> Иногда хочется забыться, <text:span text:style-name="T9">–</text:span> перехватила мой взгляд Селестия, <text:span text:style-name="T9">–</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9">–</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9">&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9">–</text:span> Знакомься, Макс, <text:span text:style-name="T9">–</text:span> начала представлять человека Твайлайт. <text:span text:style-name="T9">–</text:span> Это Пинки Пай…</text:p>
      <text:p text:style-name="P2"><text:span text:style-name="T9">–</text:span> Очень приятно, Макс.</text:p>
      <text:p text:style-name="P20">“Макс? Его зовут Макс? Я помню его под другим именем. У него было двухсложное имя. Не помню…”</text:p>
      <text:p text:style-name="P2"><text:span text:style-name="T9">–</text:span> Рэрити. <text:span text:style-name="T9">–</text:span> Твайлайт представила светло-серую единорожку, которая чуть склонила голову в приветствии.</text:p>
      <text:p text:style-name="P2"><text:span text:style-name="T9">–</text:span> Макс. <text:span text:style-name="T9">–</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oft-page-break/><text:span text:style-name="T9">–</text:span> Рэйнбоу Дэш. <text:span text:style-name="T9">–</text:span> <text:span text:style-name="T1">п</text:span>редставилась Дэш, всё ещё пытаясь вспомнить нечто ускользающее.</text:p>
      <text:p text:style-name="P2"><text:span text:style-name="T9">–</text:span> Макс. <text:span text:style-name="T9">–</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9">–</text:span> Ну это мы ещё посмотрим, <text:span text:style-name="T9">–</text:span> сцепив зубы, зло прищурилась пегаска.</text:p>
      <text:p text:style-name="P2"/>
      <text:h text:style-name="P10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9">–</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9">&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9">&gt;</text:span></text:p>
      <text:p text:style-name="P2"/>
      <text:h text:style-name="P108" text:outline-level="2">Четвёртый сон РД. Объединяющий</text:h>
      <text:p text:style-name="P2"/>
      <text:p text:style-name="P2"><text:soft-page-break/>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9">&lt;</text:span><text:span text:style-name="T16">Именно эту сферу (уменьшеную до глобуса) покажет Анакорн Максу во время беседы</text:span><text:span text:style-name="T9">&gt;</text:span> Казалось, сфера хочет разлететься на тысячи подобных сфер, но какая-то сила удерживает их вместе…</text:p>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9">–</text:span> Пинки, что с тобой? <text:span text:style-name="T9">–</text:span> Твайлайт склонилась над розовой пони. <text:span text:style-name="T9">–</text:span> У тебя волосы распрямились. И поседели.</text:p>
      <text:p text:style-name="P2"><text:span text:style-name="T9">–</text:span> Как поседели?! <text:span text:style-name="T9">–</text:span> <text:span text:style-name="T1">в</text:span>оскликнула Рэрити, тоже склоняясь над Пинки. <text:span text:style-name="T9">–</text:span> Дорогая, но ты слишком молода для седины! Я могу порекомендовать тебе очень хороший лосьон…</text:p>
      <text:p text:style-name="P2"><text:span text:style-name="T9">–</text:span> Дайте ей рассказать сон, <text:span text:style-name="T9">–</text:span> протиснулась между подруг РД. <text:span text:style-name="T9">–</text:span> Что ты…</text:p>
      <text:p text:style-name="P2"><text:span text:style-name="T9">–</text:span> А<text:span text:style-name="T1">АА</text:span>!!! <text:span text:style-name="T9">–</text:span> Пинки тонко вскрикнула и затряслась, глядя на РД полными ужаса глазами.</text:p>
      <text:p text:style-name="P2"><text:span text:style-name="T9">–</text:span> Ты чего? <text:span text:style-name="T9">–</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9">–</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oft-page-break/><text:span text:style-name="T9">–</text:span> Пинки, дорогая, успокойся, <text:span text:style-name="T9">–</text:span> успокоительно проворковала Рэрити, заслонив РД и принявшись обтирать ей лоб влажным полотенцем, <text:span text:style-name="T9">–</text:span> что бы это ни было, оно уже прошло. Ты проснулась.</text:p>
      <text:p text:style-name="P2"><text:span text:style-name="T9">–</text:span> Если тебе тяжело вспоминать сон, не мучайся, <text:span text:style-name="T9">–</text:span> обратилась Твайлайт.</text:p>
      <text:p text:style-name="P2"><text:span text:style-name="T9">–</text:span> Мне не тяжело, - пробормотала Пинки. Вид Рэрити её явно успокаивал. <text:span text:style-name="T9">–</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9">–</text:span> Постой-постой, Пинки. Кто <text:span text:style-name="T1">—</text:span> она? Какое облако? Какая открытая дверь? <text:span text:style-name="T9">–</text:span> <text:span text:style-name="T1">з</text:span>апуталась Твайлайт.</text:p>
      <text:p text:style-name="P2"><text:span text:style-name="T9">–</text:span> Там была дверь. Неподалёку от шара. Или окно <text:span text:style-name="T1">—</text:span> не помню. В него прыгали пони из шара. И туда улетела Она в виде облака цифр. <text:span text:style-name="T9">–</text:span> Пинки растерялась и наморщила лоб, пытаясь вспомнить.</text:p>
      <text:p text:style-name="P2"><text:span text:style-name="T9">–</text:span> А кто такая “Она”? <text:span text:style-name="T9">–</text:span> не выдержала Дэш.</text:p>
      <text:p text:style-name="P2"><text:span text:style-name="T9">– </text:span><text:span text:style-name="T1">ААА</text:span>!!! <text:span text:style-name="T9">–</text:span> Пинки бросила взгляд на РД и забилась в истерике. <text:span text:style-name="T9">–</text:span> Дэш, пожалуйста, я не хотела! Это не я, я не могла! Просто не могла, пойми! Прости меня! <text:span text:style-name="T9">–</text:span> Розовая кобылка в беспамятстве опустилась на пол, закрывая глаза копытами.</text:p>
      <text:p text:style-name="P2"><text:span text:style-name="T9">–</text:span> Это неестественные страдания. <text:span text:style-name="T9">–</text:span> пробормотала Твайлайт. <text:span text:style-name="T9">–</text:span> Пинки никогда не впадала в отчаяние НАСТОЛЬКО глубоко. И по такому пустячному поводу, как какой-то сон.</text:p>
      <text:p text:style-name="P2"><text:span text:style-name="T9">–</text:span> Бедняжка, <text:span text:style-name="T9">–</text:span> прошептала Рэрити, <text:span text:style-name="T9">–</text:span> у неё сейчас вид как у <text:span text:style-name="T9">&lt;</text:span><text:span text:style-name="T15">сумасшедшей кобылы</text:span><text:span text:style-name="T9">&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9">–</text:span> Мда. <text:span text:style-name="T9">–</text:span> Твайлайт беспомощно уставилась в закрывшуюся дверь. <text:span text:style-name="T9">–</text:span> Индрэ не предупреждал о таких последствиях <text:span text:style-name="T9">&lt;</text:span><text:span text:style-name="T15">добавить сочувствия</text:span><text:span text:style-name="T9">&gt;</text:span>.</text:p>
      <text:p text:style-name="P2"/>
      <text:p text:style-name="P2"><text:span text:style-name="T9">&lt;</text:span><text:span text:style-name="T15">После этого случая Тавйлайт решает прекратить сеансы двойного сна. Сеанса с ЭйДжей и Флатти не будет</text:span><text:span text:style-name="T9">&gt;</text:span></text:p>
      <text:p text:style-name="P2"/>
      <text:h text:style-name="P108"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16">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16">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8" text:outline-level="2">Поиск решения</text:h>
      <text:p text:style-name="P67"/>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text:soft-page-break/>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9">&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4"/>
      <text:p text:style-name="P2"><text:span text:style-name="T9">&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text:span><text:soft-page-break/><text:span text:style-name="T15">в срок.</text:span><text:span text:style-name="T9">&gt;</text:span></text:p>
      <text:p text:style-name="P2"/>
      <text:h text:style-name="P10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16">Дуглас </text:span><text:span text:style-name="T17">—</text:span><text:span text:style-name="T16"> </text:span><text:span text:style-name="T17">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9">&lt;</text:span><text:span text:style-name="T15">высоко летать нельзя из-за молний</text:span><text:span text:style-name="T9">&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15">двухмесячной</text:span><text:span text:style-name="T9">&gt;</text:span> давности осталось лишь направление движения.</text:p>
      <text:p text:style-name="P2">И опять, как <text:span text:style-name="T9">&lt;</text:span><text:span text:style-name="T15">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15">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15">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0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15">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oft-page-break/><text:span text:style-name="T9">&lt;\</text:span>Привет, Макс. Рад тебя видеть.</text:p>
      <text:p text:style-name="P20">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15">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15">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9">&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15">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15">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15">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15">пять</text:span><text:span text:style-name="T9">&gt;</text:span>длинную прореху в куртке, <text:span text:style-name="T9">&lt;</text:span><text:span text:style-name="T15">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15">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15">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15">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15">улучшить</text:span><text:span text:style-name="T9">&gt;</text:span>. А тот случай, когда мне пришлось зашивать тебе куртку после нападения убийц <text:span text:style-name="T9">&lt;</text:span><text:span text:style-name="T15">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text:soft-page-break/>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8" text:outline-level="2">След?</text:h>
      <text:p text:style-name="P67"/>
      <text:p text:style-name="P2"><text:span text:style-name="T9">&lt;</text:span><text:span text:style-name="T15">сначала эпизод - проверка сумки в серверной</text:span><text:span text:style-name="T9">&gt;</text:span></text:p>
      <text:p text:style-name="P2"><text:span text:style-name="T9">&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15">“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text:soft-page-break/>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9">&lt;</text:span><text:span text:style-name="T15">расширить. Перед кафешкой - диалог с Флатти и ЭйДжей. Все думают, что наконец-то нашли Селестию. Все ликуют</text:span><text:span text:style-name="T9">&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15">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15">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8" text:outline-level="2">Озарение</text:h>
      <text:p text:style-name="P2"/>
      <text:p text:style-name="P2"><text:soft-page-break/><text:span text:style-name="T9">&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9">– </text:span>Ну хорошо. Убедила. В конце-концов, можем поступить так. Вы с Флатти вернётесь обратно а я продолжу поиски здесь.</text:p>
      <text:p text:style-name="P5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9">– </text:span>Вы можете связываться со мной раз в месяц по коридору.</text:p>
      <text:p text:style-name="P5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52"><text:span text:style-name="T9">– </text:span>Конечно оставаться. Кто ещё, кроме нас, может найти её?</text:p>
      <text:p text:style-name="P52"><text:span text:style-name="T9">– </text:span>Я думал, ты не сможешь оставить Энджела и всех остальных надолго.</text:p>
      <text:p text:style-name="P5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9">– </text:span>Извини, Флаттершай, забылся.</text:p>
      <text:p text:style-name="P57"><text:span text:style-name="T9">– </text:span>Та ладно, я ж не против, – возразила Эпплджек. – Не парься, Флатти. Было б хуже, если б он <text:s/>назвал меня Эпплджек на людях.</text:p>
      <text:p text:style-name="P57"><text:span text:style-name="T9">– </text:span>Ты так... – запнулась Флаттершай. – Так быстро забыла свою ферму. И...</text:p>
      <text:p text:style-name="P5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9">– </text:span>Как ты можешь так говорить? – расплакалась Флаттершай.</text:p>
      <text:p text:style-name="P57"><text:span text:style-name="T9">– </text:span>Эй, девушки, не ссорьтесь! Мы — одна команда! И надеюсь, останемся ею и в дальнейшем. </text:p>
      <text:list xml:id="list124224353056013411"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9">– </text:span>А если нет? – Эпплджек смотрела мне мне прямо в глаза.</text:p>
      <text:list xml:id="list192660968441815" text:continue-numbering="true" text:style-name="L5">
        <text:list-header>
          <text:p text:style-name="P102">Я молча пожал плечами. Эпплджек уверенно продолжила.</text:p>
        </text:list-header>
      </text:list>
      <text:p text:style-name="P5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9">– </text:span>Спасибо, ЭйДжей.</text:p>
      <text:p text:style-name="P5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659688457041" text:continue-numbering="true" text:style-name="L5">
        <text:list-header>
          <text:p text:style-name="P102">Флаттершай пробормотала нечто, показавшееся мне знакомым.</text:p>
        </text:list-header>
      </text:list>
      <text:p text:style-name="P57"><text:span text:style-name="T9">– </text:span>Флатти, ты что-то сказала? Я не расслышал.</text:p>
      <text:p text:style-name="P57"><text:span text:style-name="T9">– </text:span>Намерение Изменяет Реальность.</text:p>
      <text:p text:style-name="P57"><text:span text:style-name="T9">– </text:span>Эээ. А где ты слышала эту фразу, если не секрет?</text:p>
      <text:p text:style-name="P5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660609927434"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9">– </text:span>Флатти, ЭйДжей, буду через час. Ждите!</text:p>
      <text:p text:style-name="P52"/>
      <text:h text:style-name="P107" text:outline-level="2">Почти.</text:h>
      <text:p text:style-name="P65"/>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9">расказывать</text:span>.</text:p>
      <text:p text:style-name="P57"><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107" text:outline-level="2">Дискорд</text:h>
      <text:p text:style-name="P67"/>
      <text:p text:style-name="P65">Девушки поспешно собирались, пока я растолковывал им задачу.</text:p>
      <text:p text:style-name="P65"><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5"><text:span text:style-name="T9">– </text:span>Это тот твой приятель, который разбился с полгода назад? – спросила Эпплджек.</text:p>
      <text:p text:style-name="P65"><text:span text:style-name="T9">– </text:span>Да, это он.</text:p>
      <text:p text:style-name="P65"><text:span text:style-name="T9">– </text:span>А как мы попадём в его квартиру? Там сейчас кто-то живёт? – Флаттершай прыгала на одной ноге, натягивая кед.</text:p>
      <text:p text:style-name="P65"><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6">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6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15">Плохо написано!</text:span><text:span text:style-name="T9">&gt;</text:span></text:p>
      <text:p text:style-name="P66">Я поднёс брелок пропуска к домофону, но дверь подъезда не открылась. Замигала красная лампочка и зажужжал зуммер.</text:p>
      <text:p text:style-name="P66">Я выругался.</text:p>
      <text:p text:style-name="P66"><text:span text:style-name="T9">– </text:span>Макс, что случилось? У нас проблемы?</text:p>
      <text:p text:style-name="P66"><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6"><text:span text:style-name="T9">– </text:span>Так что, будем ломать дверь? – Эпплджек критически осмотрелась, подмечая бабулек на лавочке и зевак во внутреннем скверике.</text:p>
      <text:p text:style-name="P66"><text:span text:style-name="T9">– </text:span>Нет нужды. Лучше станьте-ка сзади меня так, чтобы заслонить от этих бабулек и от вооон той камеры наблюдения.</text:p>
      <text:list xml:id="list8754543240569106042"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9">–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9">– </text:span>Макс, тут окно разбито! И верёвка какая-то висит. – крикнула Флаттершай из кухни.</text:p>
      <text:p text:style-name="P83"><text:span text:style-name="T9">–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9">–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9">– </text:span>Оп-па! – пробормотала Эпплджек. – Нежданчик!</text:p>
      <text:p text:style-name="P83"><text:span text:style-name="T9">– </text:span>Ты, я вижу, времени не терял, – моя рука под прикрытием стола медленно тянулась к тяжёлой фарфоровой кружке, стоящей на краю.</text:p>
      <text:p text:style-name="P68"><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9">– </text:span>А почему ты вообще решил искать нас тут? – спросила Эпплджек. – Приехал бы домой. Мы б тебя чаем напоили.</text:p>
      <text:p text:style-name="P68"><text:span text:style-name="T9">–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9">– </text:span>С кем это вы тут разговариваете?</text:p>
      <text:list xml:id="list8453795161920863070" text:style-name="L7">
        <text:list-header>
          <text:p text:style-name="P11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108"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9">&lt;</text:span><text:span text:style-name="T15">Вот дискорд! Я, то бишь!</text:span><text:span text:style-name="T9">&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6">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1">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78">– И что? – продолжила его мысль Эпплджек.</text:p>
      <text:p text:style-name="P78">– Эквестрийские <text:span text:style-name="T9">&lt;</text:span><text:span text:style-name="T15">три месяца</text:span><text:span text:style-name="T9">&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74"/>
      <text:h text:style-name="P108"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text:soft-page-break/>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9">&lt;</text:span><text:span text:style-name="T15">полгода</text:span><text:span text:style-name="T9">&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9">–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16">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13">–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9">&lt;</text:span>упомянуть в эпизоде на Терре, что МЛП-сериал закрылся год назад<text:span text:style-name="T9">&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text:soft-page-break/>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9">&lt;</text:span><text:span text:style-name="T17">чёрт</text:span><text:span text:style-name="T9">&gt;</text:span> меня побери, объяснить кьютимарки?</text:p>
      <text:p text:style-name="P59">– А кьютимарки ты сам даришь пони, когда распознаёшь их жизненное предназначение.</text:p>
      <text:p text:style-name="P59"><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9">–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9">–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9">&lt;</text:span><text:span text:style-name="T15">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9">&lt;</text:span><text:span text:style-name="T15">полгода</text:span><text:span text:style-name="T9">&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2910222049311140363" text:style-name="L8">
        <text:list-header>
          <text:p text:style-name="P104">(<text:span text:style-name="T19">Луна — как повелительница снов, слышала разговор Макса с Анакорном</text:span>)</text:p>
          <text:p text:style-name="P105"/>
        </text:list-header>
      </text:list>
      <text:p text:style-name="P75">***</text:p>
      <text:p text:style-name="P52"><text:soft-page-break/><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52">Я опустил руку на шею Дэш и ощутил теплоту и лёгкое покалывание в пустоте.</text:p>
      <text:p text:style-name="P52"><text:span text:style-name="T9">–</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108" text:outline-level="2">Земля</text:h>
      <text:p text:style-name="P55">Музыкальная тема из бегущего по лезвию бритвы — <text:span text:style-name="T9">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text:soft-page-break/></text:p>
      <text:p text:style-name="P52"/>
      <text:p text:style-name="P52"/>
      <text:p text:style-name="P5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16">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15">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22T19:26:58.470185924</dc:date>
    <meta:editing-duration>P41DT20H49M5S</meta:editing-duration>
    <meta:editing-cycles>1474</meta:editing-cycles>
    <meta:generator>LibreOffice/5.0.2.2$Linux_X86_64 LibreOffice_project/00m0$Build-2</meta:generator>
    <meta:document-statistic meta:table-count="0" meta:image-count="0" meta:object-count="0" meta:page-count="109" meta:paragraph-count="2258" meta:word-count="49742" meta:character-count="331088" meta:non-whitespace-character-count="281191"/>
  </office:meta>
</office:document-meta>
</file>